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Vivid1-title">
      <style:graphic-properties fo:min-height="0.101cm" loext:decorative="false"/>
      <style:paragraph-properties style:writing-mode="lr-tb"/>
    </style:style>
    <style:style style:name="pr2" style:family="presentation" style:parent-style-name="Vivid1-outline1">
      <style:graphic-properties fo:min-height="0.101cm" loext:decorative="false"/>
      <style:paragraph-properties style:writing-mode="lr-tb"/>
    </style:style>
    <style:style style:name="pr3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2-title">
      <style:graphic-properties fo:min-height="2.751cm"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co1" style:family="table-column">
      <style:table-column-properties style:column-width="9.232cm" style:use-optimal-column-width="false"/>
    </style:style>
    <style:style style:name="co2" style:family="table-column">
      <style:table-column-properties style:column-width="17.406cm" style:use-optimal-column-width="false"/>
    </style:style>
    <style:style style:name="co3" style:family="table-column">
      <style:table-column-properties style:column-width="3.51cm" style:use-optimal-column-width="false"/>
    </style:style>
    <style:style style:name="co4" style:family="table-column">
      <style:table-column-properties style:column-width="8.371cm" style:use-optimal-column-width="false"/>
    </style:style>
    <style:style style:name="co5" style:family="table-column">
      <style:table-column-properties style:column-width="7.56cm" style:use-optimal-column-width="false"/>
    </style:style>
    <style:style style:name="co6" style:family="table-column">
      <style:table-column-properties style:column-width="7.363cm" style:use-optimal-column-width="false"/>
    </style:style>
    <style:style style:name="ro1" style:family="table-row">
      <style:table-row-properties style:row-height="1.249cm" style:use-optimal-row-height="false"/>
    </style:style>
    <style:style style:name="ro2" style:family="table-row">
      <style:table-row-properties style:row-height="1.184cm" style:use-optimal-row-height="false"/>
    </style:style>
    <style:style style:name="ro3" style:family="table-row">
      <style:table-row-properties style:row-height="1.19cm" style:use-optimal-row-height="false"/>
    </style:style>
    <style:style style:name="ro4" style:family="table-row">
      <style:table-row-properties style:row-height="0.91cm" style:use-optimal-row-height="false"/>
    </style:style>
    <style:style style:name="ro5" style:family="table-row">
      <style:table-row-properties style:row-height="1.51cm" style:use-optimal-row-height="false"/>
    </style:style>
    <style:style style:name="ro6" style:family="table-row">
      <style:table-row-properties style:row-height="1.515cm" style:use-optimal-row-height="false"/>
    </style:style>
    <style:style style:name="ce1" style:family="table-cell">
      <style:paragraph-properties fo:text-align="end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" style:family="table-cell">
      <style:paragraph-properties fo:text-align="center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>
      <style:paragraph-properties fo:text-align="center" style:text-autospace="non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1" style:family="paragraph">
      <loext:graphic-properties draw:fill-color="#ffffff"/>
    </style:style>
    <style:style style:name="P2" style:family="paragraph">
      <style:paragraph-properties fo:text-align="center" style:text-autospace="none"/>
      <style:text-properties style:font-name="Liberation Sans1" style:text-underline-style="solid" style:text-underline-width="auto" style:text-underline-color="font-color" fo:font-weight="bold" style:font-name-asian="Liberation Sans1" style:font-weight-asian="bold" style:font-name-complex="Liberation Sans1" style:font-weight-complex="bold"/>
    </style:style>
    <style:style style:name="P3" style:family="paragraph">
      <style:paragraph-properties style:text-autospace="none"/>
      <style:text-properties style:font-name="Liberation Sans1" style:text-underline-style="solid" style:text-underline-width="auto" style:text-underline-color="font-color" fo:font-weight="bold" style:font-name-asian="Liberation Sans1" style:font-weight-asian="bold" style:font-name-complex="Liberation Sans1" style:font-weight-complex="bold"/>
    </style:style>
    <style:style style:name="P4" style:family="paragraph">
      <style:paragraph-properties fo:text-align="center" style:text-autospace="none"/>
      <style:text-properties style:font-name="Liberation Sans1" style:font-name-asian="Liberation Sans1" style:font-name-complex="Liberation Sans1"/>
    </style:style>
    <style:style style:name="P5" style:family="paragraph">
      <style:paragraph-properties style:text-autospace="none"/>
      <style:text-properties style:font-name="Liberation Sans1" style:font-name-asian="Liberation Sans1" style:font-name-complex="Liberation Sans1"/>
    </style:style>
    <style:style style:name="P6" style:family="paragraph">
      <style:paragraph-properties fo:text-align="end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7" style:family="paragraph">
      <style:paragraph-properties fo:text-align="center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8" style:family="paragraph">
      <style:paragraph-properties fo:text-align="center" style:text-autospace="non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9" style:family="paragraph">
      <style:text-properties fo:color="#ffffff" loext:opacity="100%"/>
    </style:style>
    <style:style style:name="P10" style:family="paragraph">
      <style:text-properties fo:color="#ffffff" loext:opacity="100%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loext:opacity="100%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Tokenomics<text:tab/></text:p>
          </draw:text-box>
        </draw:frame>
        <draw:frame presentation:style-name="pr2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Token Economics aka Tokenomics</text:p>
              </text:list-item>
              <text:list-item>
                <text:p>The study and design of the economic systems that are virutally represented through a blockchain token(s)</text:p>
              </text:list-item>
              <text:list-item>
                <text:p>Tokens are created around the following topics:</text:p>
                <text:list>
                  <text:list-item>
                    <text:p><text:span text:style-name="T1">Miniting of Tokens</text:span></text:p>
                  </text:list-item>
                  <text:list-item>
                    <text:p><text:span text:style-name="T1">Distribution</text:span></text:p>
                  </text:list-item>
                  <text:list-item>
                    <text:p><text:span text:style-name="T1">Valuation</text:span></text:p>
                  </text:list-item>
                  <text:list-item>
                    <text:p><text:span text:style-name="T1">Incentives</text:span></text:p>
                  </text:list-item>
                  <text:list-item>
                    <text:p><text:span text:style-name="T1">Supply and Demand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Token Research Topics</text:p>
          </draw:text-box>
        </draw:frame>
        <draw:frame draw:style-name="gr2" draw:layer="layout" svg:width="26.637cm" svg:height="11.165cm" svg:x="0.667cm" svg:y="3.8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2">Topic Area</text:p>
              </table:table-cell>
              <table:table-cell>
                <text:p text:style-name="P3">Topic Coverage</text:p>
              </table:table-cell>
            </table:table-row>
            <table:table-row table:style-name="ro2" table:default-cell-style-name="bg-none">
              <table:table-cell>
                <text:p text:style-name="P4">Token Supply Models</text:p>
              </table:table-cell>
              <table:table-cell>
                <text:p text:style-name="P5">Fixed supply, inflationary, deflationary, burn mechanisms</text:p>
              </table:table-cell>
            </table:table-row>
            <table:table-row table:style-name="ro2" table:default-cell-style-name="bg-none">
              <table:table-cell>
                <text:p text:style-name="P4">Incentives &amp; Rewards</text:p>
              </table:table-cell>
              <table:table-cell>
                <text:p text:style-name="P5">Mining rewards, staking, yield farming, governance rewards</text:p>
              </table:table-cell>
            </table:table-row>
            <table:table-row table:style-name="ro2" table:default-cell-style-name="bg-none">
              <table:table-cell>
                <text:p text:style-name="P4">Utility &amp; Use Cases</text:p>
              </table:table-cell>
              <table:table-cell>
                <text:p text:style-name="P5">Medium of exchange, governance rights, collateral, access to services</text:p>
              </table:table-cell>
            </table:table-row>
            <table:table-row table:style-name="ro2" table:default-cell-style-name="bg-none">
              <table:table-cell>
                <text:p text:style-name="P4">Distribution Models</text:p>
              </table:table-cell>
              <table:table-cell>
                <text:p text:style-name="P5">Airdrops, ICOs, IDOs, liquidity mining, vesting schedules</text:p>
              </table:table-cell>
            </table:table-row>
            <table:table-row table:style-name="ro2" table:default-cell-style-name="bg-none">
              <table:table-cell>
                <text:p text:style-name="P4">Governance and Voting</text:p>
              </table:table-cell>
              <table:table-cell>
                <text:p text:style-name="P5">On-chain governance, DAOs, token-weighted voting</text:p>
              </table:table-cell>
            </table:table-row>
            <table:table-row table:style-name="ro2" table:default-cell-style-name="bg-none">
              <table:table-cell>
                <text:p text:style-name="P4">Value Capture Mechanisms</text:p>
              </table:table-cell>
              <table:table-cell>
                <text:p text:style-name="P5">Transaction fees, buyback-and-burn, revenue sharing</text:p>
              </table:table-cell>
            </table:table-row>
            <table:table-row table:style-name="ro2" table:default-cell-style-name="bg-none">
              <table:table-cell>
                <text:p text:style-name="P4">Economic Risks</text:p>
              </table:table-cell>
              <table:table-cell>
                <text:p text:style-name="P5">Inflation risk, whale concentration, governance attacks</text:p>
              </table:table-cell>
            </table:table-row>
            <table:table-row table:style-name="ro3" table:default-cell-style-name="bg-none">
              <table:table-cell>
                <text:p text:style-name="P4">Game Theory in Tokenomics</text:p>
              </table:table-cell>
              <table:table-cell>
                <text:p text:style-name="P5">How user behavior is incentivized or manipulat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9">
        <office:forms form:automatic-focus="false" form:apply-design-mode="false"/>
        <draw:frame draw:style-name="gr2" draw:layer="layout" svg:width="26.803cm" svg:height="13.904cm" svg:x="0.611cm" svg:y="1.33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 table:style-name="ce1">
                <text:p text:style-name="P6">Aspect</text:p>
              </table:table-cell>
              <table:table-cell>
                <text:p text:style-name="P7">Arweave (AR)</text:p>
              </table:table-cell>
              <table:table-cell>
                <text:p text:style-name="P7">Aave (AAVE)</text:p>
              </table:table-cell>
              <table:table-cell>
                <text:p text:style-name="P7">Particl (PART)</text:p>
              </table:table-cell>
            </table:table-row>
            <table:table-row table:style-name="ro4" table:default-cell-style-name="ce3">
              <table:table-cell table:style-name="ce1">
                <text:p text:style-name="P6">Purpose</text:p>
              </table:table-cell>
              <table:table-cell>
                <text:p text:style-name="P8">Permanent data storage on-chain</text:p>
              </table:table-cell>
              <table:table-cell>
                <text:p text:style-name="P8">Decentralized lending and borrowing</text:p>
              </table:table-cell>
              <table:table-cell>
                <text:p text:style-name="P8">Privacy-focused marketplace and payments</text:p>
              </table:table-cell>
            </table:table-row>
            <table:table-row table:style-name="ro5" table:default-cell-style-name="ce3">
              <table:table-cell table:style-name="ce1">
                <text:p text:style-name="P6">Token Role</text:p>
              </table:table-cell>
              <table:table-cell>
                <text:p text:style-name="P8">Payment for data storage (one-time "endowment")</text:p>
              </table:table-cell>
              <table:table-cell>
                <text:p text:style-name="P8">Governance, staking, slashing protection</text:p>
              </table:table-cell>
              <table:table-cell>
                <text:p text:style-name="P8">Currency for private transactions and marketplace escrow</text:p>
              </table:table-cell>
            </table:table-row>
            <table:table-row table:style-name="ro5" table:default-cell-style-name="ce3">
              <table:table-cell table:style-name="ce1">
                <text:p text:style-name="P6">Supply Model</text:p>
              </table:table-cell>
              <table:table-cell>
                <text:p text:style-name="P8">Max supply: 66 million AR<text:line-break/>(initial mining + endowment financing model)</text:p>
              </table:table-cell>
              <table:table-cell>
                <text:p text:style-name="P8">Max supply: 16 million AAVE<text:line-break/>(mostly distributed, minimal inflation)</text:p>
              </table:table-cell>
              <table:table-cell>
                <text:p text:style-name="P8">Inflationary (dynamic rate ~2% annually) to incentivize staking/masternodes</text:p>
              </table:table-cell>
            </table:table-row>
            <table:table-row table:style-name="ro5" table:default-cell-style-name="ce3">
              <table:table-cell table:style-name="ce1">
                <text:p text:style-name="P6">Distribution</text:p>
              </table:table-cell>
              <table:table-cell>
                <text:p text:style-name="P8">Genesis mining event, mining rewards (decreasing over time)</text:p>
              </table:table-cell>
              <table:table-cell>
                <text:p text:style-name="P8">Token migration from LEND → AAVE, initial distribution to users</text:p>
              </table:table-cell>
              <table:table-cell>
                <text:p text:style-name="P8">PoS rewards, staking incentives, optional cold staking</text:p>
              </table:table-cell>
            </table:table-row>
            <table:table-row table:style-name="ro5" table:default-cell-style-name="ce3">
              <table:table-cell table:style-name="ce1">
                <text:p text:style-name="P6">Incentives</text:p>
              </table:table-cell>
              <table:table-cell>
                <text:p text:style-name="P8">Hold AR to pay for storage; miners validate transactions for AR rewards</text:p>
              </table:table-cell>
              <table:table-cell>
                <text:p text:style-name="P8">Stakers secure protocol and earn a share of fees; governance voting</text:p>
              </table:table-cell>
              <table:table-cell>
                <text:p text:style-name="P8">Stakers/masternodes secure network and get staking rewards</text:p>
              </table:table-cell>
            </table:table-row>
            <table:table-row table:style-name="ro5" table:default-cell-style-name="ce3">
              <table:table-cell table:style-name="ce1">
                <text:p text:style-name="P6">Governance</text:p>
              </table:table-cell>
              <table:table-cell>
                <text:p text:style-name="P8">Arweave team + community proposals (but more centralized)</text:p>
              </table:table-cell>
              <table:table-cell>
                <text:p text:style-name="P8">Fully decentralized DAO voting (AAVE token holders)</text:p>
              </table:table-cell>
              <table:table-cell>
                <text:p text:style-name="P8">Particl community proposals (currently informal governance)</text:p>
              </table:table-cell>
            </table:table-row>
            <table:table-row table:style-name="ro5" table:default-cell-style-name="ce3">
              <table:table-cell table:style-name="ce1">
                <text:p text:style-name="P6">Burn Mechanisms</text:p>
              </table:table-cell>
              <table:table-cell>
                <text:p text:style-name="P8">No active burns; but fewer AR needed over time due to storage pricing model</text:p>
              </table:table-cell>
              <table:table-cell>
                <text:p text:style-name="P8">Fee revenue can be used for token buybacks and burns (depending on governance votes)</text:p>
              </table:table-cell>
              <table:table-cell>
                <text:p text:style-name="P8">Small burn fees on transactions and marketplace sales (deflationary pressure)</text:p>
              </table:table-cell>
            </table:table-row>
            <table:table-row table:style-name="ro5" table:default-cell-style-name="ce3">
              <table:table-cell table:style-name="ce1">
                <text:p text:style-name="P6">Economic Risks</text:p>
              </table:table-cell>
              <table:table-cell>
                <text:p text:style-name="P8">Storage price miscalculation, miner incentives dropping</text:p>
              </table:table-cell>
              <table:table-cell>
                <text:p text:style-name="P8">Protocol risk (smart contract exploits), slashing risk for stakers</text:p>
              </table:table-cell>
              <table:table-cell>
                <text:p text:style-name="P8">Low liquidity, adoption risk, privacy-targeted regulation</text:p>
              </table:table-cell>
            </table:table-row>
            <table:table-row table:style-name="ro6" table:default-cell-style-name="ce3">
              <table:table-cell table:style-name="ce1">
                <text:p text:style-name="P6">Special Features</text:p>
              </table:table-cell>
              <table:table-cell>
                <text:p text:style-name="P8">"Permaweb" concept: pay once, store forever</text:p>
              </table:table-cell>
              <table:table-cell>
                <text:p text:style-name="P8">Flash Loans, innovative DeFi products (credit delegation)</text:p>
              </table:table-cell>
              <table:table-cell>
                <text:p text:style-name="P8">Confidential transactions (RingCT, CT), private marketplaces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10" draw:layer="layout" svg:width="6.22cm" svg:height="0.585cm" svg:x="1.27cm" svg:y="0cm" presentation:class="title" presentation:user-transformed="true">
          <draw:text-box>
            <text:p text:style-name="P9"><text:span text:style-name="T2">Token Example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MrktBlks<text:tab/></text:p>
          </draw:text-box>
        </draw:frame>
        <draw:frame presentation:style-name="pr2" draw:text-style-name="P11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 text:style-name="P11"><text:span text:style-name="T3">Decentralized Marketplace where Users (Customers) can post local service needs (plumbing, tutoring, deliveries, etc..) </text:span></text:p>
              </text:list-item>
              <text:list-item>
                <text:p text:style-name="P11"><text:span text:style-name="T3">Decentralized Bidding System where Service Prodviders can bid on service requests.</text:span></text:p>
                <text:list>
                  <text:list-item>
                    <text:p><text:span text:style-name="T3">Providers can bid with price, availability, ratings and Stake tokens to boost trust</text:span></text:p>
                  </text:list-item>
                </text:list>
              </text:list-item>
              <text:list-item>
                <text:p text:style-name="P11"><text:span text:style-name="T3">Smart Contract Escrow – Funds locked in escrow upon provider selection with payment being released once service is confirmed by user and reviews are locked in</text:span></text:p>
              </text:list-item>
              <text:list-item>
                <text:p text:style-name="P11"><text:span text:style-name="T3">Incentives:</text:span></text:p>
                <text:list>
                  <text:list-item>
                    <text:p><text:span text:style-name="T3">Liquidty Providers (LPs): Yield from escrow usage, late fees, platform growth, goverance voting rights</text:span></text:p>
                  </text:list-item>
                  <text:list-item>
                    <text:p><text:span text:style-name="T3">Providers: Earn tokens based on satisfaction, speed and volume. Boost visibility by staking tokens</text:span></text:p>
                  </text:list-item>
                  <text:list-item>
                    <text:p><text:span text:style-name="T3">Users: Earn tokens for high value transactions, referrals, good reviews. Borrow from liquidity pool, discounts for staking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Verdana" style:font-family-asian="Verdan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6T13:13:56.074612136</meta:creation-date>
    <dc:description>This work is licensed under a Creative Commons 0 License.
It makes use of the works of fsanchez.</dc:description>
    <meta:generator>LibreOffice/25.2.2.2$Linux_X86_64 LibreOffice_project/520$Build-2</meta:generator>
    <dc:title>Vivid</dc:title>
    <meta:editing-duration>PT47M30S</meta:editing-duration>
    <meta:editing-cycles>9</meta:editing-cycles>
    <dc:date>2025-04-26T14:43:23.595869456</dc:date>
    <meta:document-statistic meta:object-count="60"/>
  </office:meta>
</office:document-meta>
</file>